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Glosario del proyecto</text:h>
      <text:p text:style-name="Text_20_body">- Crear glosario inicial a partir de términos más frecuentes (incluidas colocaciones). [PRIORIDAD ALTA]</text:p>
      <text:p text:style-name="Text_20_body"> </text:p>
      <text:p text:style-name="Text_20_body">- Consultar los términos conflictivos en las listas de perl mongers españoles, para que el pueblo vote.</text:p>
      <text:p text:style-name="Text_20_body"> </text:p>
      <text:p text:style-name="Text_20_body">- Buscar otras memorias y glosarios de proyectos del mundo Linux para traducir este glosario. [PRIORIDAD ALTA]</text:p>
      <text:p text:style-name="Text_20_body"> </text:p>
      <text:p text:style-name="Text_20_body">[Clasificar las siguientes referencias por interés]</text:p>
      <text:p text:style-name="Text_20_body"> </text:p>
      <text:p text:style-name="Text_20_body">Corpora:</text:p>
      <text:p text:style-name="Text_20_body"> </text:p>
      <text:p text:style-name="Text_20_body"><text:a xlink:type="simple" xlink:href="http://i18n.kde.org/po_overview/es.messages">http://i18n.kde.org/po_overview/es.messages</text:a> (KDE)</text:p>
      <text:p text:style-name="Text_20_body"> </text:p>
      <text:p text:style-name="Text_20_body"><text:a xlink:type="simple" xlink:href="http://olea.org/gtranslator-es/learn-buffer.xml">http://olea.org/gtranslator-es/learn-buffer.xml</text:a> (GNOME)</text:p>
      <text:p text:style-name="Text_20_body"> </text:p>
      <text:p text:style-name="Text_20_body"> </text:p>
      <text:p text:style-name="Text_20_body">Glosarios:</text:p>
      <text:p text:style-name="Text_20_body"> </text:p>
      <text:p text:style-name="Text_20_body"><text:a xlink:type="simple" xlink:href="http://es.opensuse.org/Traduccion/Glosario">http://es.opensuse.org/Traduccion/Glosario</text:a> (OpenSuse)</text:p>
      <text:p text:style-name="Text_20_body"> </text:p>
      <text:p text:style-name="Text_20_body"><text:a xlink:type="simple" xlink:href="http://es.l10n.kde.org/glosario.php">http://es.l10n.kde.org/glosario.php</text:a> (KDE)</text:p>
      <text:p text:style-name="Text_20_body"> </text:p>
      <text:p text:style-name="Text_20_body"><text:a xlink:type="simple" xlink:href="http://www.marquezetelecom.com/LuCAS/ORCA/glosario.pdf">http://www.marquezetelecom.com/LuCAS/ORCA/glosario.pdf</text:a> (Orca)</text:p>
      <text:p text:style-name="Text_20_body"> </text:p>
      <text:p text:style-name="Text_20_body"><text:a xlink:type="simple" xlink:href="http://www.novellglossaries.com/">http://www.novellglossaries.com</text:a> (Novell) </text:p>
      <text:p text:style-name="Text_20_body"> </text:p>
      <text:p text:style-name="Text_20_body"><text:a xlink:type="simple" xlink:href="http://www.proyectonave.es/glosario/">http://www.proyectonave.es/glosario/</text:a> (Nave, proyecto de traducción de Mozilla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ipf </meta:initial-creator>
    <meta:creation-date>2011-04-05T01:15:38</meta:creation-date>
    <meta:document-statistic meta:table-count="0" meta:image-count="0" meta:object-count="0" meta:page-count="1" meta:paragraph-count="27" meta:word-count="78" meta:character-count="797"/>
    <dc:date>2011-04-05T01:16:31</dc:date>
    <dc:creator>zipf </dc:creator>
    <meta:editing-duration>PT53S</meta:editing-duration>
    <meta:editing-cycles>1</meta:editing-cycles>
    <meta:generator>LibreOffice/3.3$Unix LibreOffice_project/330m19$Build-6</meta:generator>
  </office:meta>
</office:document-meta>
</file>